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99cm" style:rel-column-width="2097*"/>
    </style:style>
    <style:style style:name="Table1.B" style:family="table-column">
      <style:table-column-properties style:column-width="2.903cm" style:rel-column-width="1646*"/>
    </style:style>
    <style:style style:name="Table1.C" style:family="table-column">
      <style:table-column-properties style:column-width="10.398cm" style:rel-column-width="5895*"/>
    </style:style>
    <style:style style:name="Table1.1" style:family="table-row">
      <style:table-row-properties style:row-height="0.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7f1d" officeooo:paragraph-rsid="00087f1d"/>
    </style:style>
    <style:style style:name="P2" style:family="paragraph" style:parent-style-name="Standard">
      <style:text-properties officeooo:paragraph-rsid="00041076"/>
    </style:style>
    <style:style style:name="T1" style:family="text">
      <style:text-properties officeooo:rsid="000a6a03"/>
    </style:style>
    <style:style style:name="T2" style:family="text">
      <style:text-properties officeooo:rsid="000b0d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$ot.otId</text:text-input></text:p>
      <text:p text:style-name="P2"><text:text-input text:description="">$ot.tarea
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<text:text-input text:description="">#if($check2) AKZ#else KKS#end</text:text-input></text:p>
          </table:table-cell>
          <table:table-cell table:style-name="Table1.A1" office:value-type="string">
            <text:p text:style-name="Table_20_Contents">#if($check1) X#end</text:p>
          </table:table-cell>
          <table:table-cell table:style-name="Table1.C1" office:value-type="string">
            <text:p text:style-name="P1"><text:span text:style-name="T2"><text:text-input text:description="">$ot.orgMant.orgMantId</text:text-input></text:span> - <text:span text:style-name="T2"><text:text-input text:description="">$ot.orgMant.descripcion</text:text-input></text:span><text:text-input text:description=""/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3:19:25.070524000</meta:creation-date>
    <dc:date>2015-09-08T23:08:57.059086000</dc:date>
    <meta:editing-duration>PT33M27S</meta:editing-duration>
    <meta:editing-cycles>12</meta:editing-cycles>
    <meta:generator>LibreOffice/5.0.0.5$MacOSX_X86_64 LibreOffice_project/1b1a90865e348b492231e1c451437d7a15bb262b</meta:generator>
    <meta:document-statistic meta:table-count="1" meta:image-count="0" meta:object-count="0" meta:page-count="1" meta:paragraph-count="5" meta:word-count="24" meta:character-count="126" meta:non-whitespace-character-count="120"/>
  </office:meta>
</office:document-meta>
</file>